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fo:font-size="14pt" style:text-underline-style="solid" style:text-underline-width="auto" style:text-underline-color="font-color" style:font-size-asian="14pt" style:font-size-complex="14pt"/>
    </style:style>
    <style:style style:name="P2" style:family="paragraph" style:parent-style-name="Standard">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_20__28_user_29_">
      <style:text-properties style:font-name="Verdana" fo:font-size="14pt" fo:font-weight="bold" style:font-size-asian="14pt" style:font-weight-asian="bold" style:font-size-complex="14pt" style:font-weight-complex="bold"/>
    </style:style>
    <style:style style:name="P4" style:family="paragraph" style:parent-style-name="Standard_20__28_user_29_">
      <style:text-properties style:font-name="Verdana" fo:font-size="14pt" style:font-size-asian="14pt" style:font-size-complex="14pt"/>
    </style:style>
    <style:style style:name="P5" style:family="paragraph" style:parent-style-name="Standard_20__28_user_29_">
      <style:text-properties style:font-name="Verdana" fo:font-size="14pt" style:text-underline-style="solid" style:text-underline-width="auto" style:text-underline-color="font-color" style:font-size-asian="14pt" style:font-size-complex="14pt"/>
    </style:style>
    <style:style style:name="P6" style:family="paragraph" style:parent-style-name="Standard_20__28_user_29_">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_20__28_user_29_">
      <style:paragraph-properties fo:break-before="page"/>
    </style:style>
    <style:style style:name="P8" style:family="paragraph" style:parent-style-name="Standard_20__28_user_29_" style:master-page-name="Standard">
      <style:paragraph-properties style:page-number="auto"/>
    </style:style>
    <style:style style:name="T1" style:family="text">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style:font-name="Verdana" fo:font-size="14pt" style:text-underline-style="solid" style:text-underline-width="auto" style:text-underline-color="font-color" style:font-size-asian="14pt" style:font-size-complex="14pt"/>
    </style:style>
    <style:style style:name="T3" style:family="text">
      <style:text-properties style:font-name="Verdana" fo:font-size="14pt" style:font-size-asian="14pt" style:font-size-complex="14pt"/>
    </style:style>
    <style:style style:name="T4" style:family="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T5" style:family="text">
      <style:text-properties style:font-name="Verdana" fo:font-size="14pt" fo:font-style="italic" style:font-size-asian="14pt" style:font-style-asian="italic" style:font-size-complex="14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Tokenisation</text:span></text:p>
      <text:p text:style-name="P3"/>
      <text:p text:style-name="Standard_20__28_user_29_"><text:span text:style-name="T3">The following tokens are stored in low/high order. Each is 16 bits wide except for that representing an ASCII string.</text:span></text:p>
      <text:p text:style-name="P4"/>
      <text:p text:style-name="Standard_20__28_user_29_"><text:span text:style-name="T2">End Token : 0000 0000 0000 0000 $0000</text:span></text:p>
      <text:p text:style-name="P4"/>
      <text:p text:style-name="Standard_20__28_user_29_"><text:span text:style-name="T3">This token is used to mark the end of a sequence of tokens (e.g. a line of tokenised code)</text:span></text:p>
      <text:p text:style-name="P4"/>
      <text:p text:style-name="Standard_20__28_user_29_"><text:span text:style-name="T2">ASCII String : 0000 0000 LLLL LLLL $0000-$00FF</text:span></text:p>
      <text:p text:style-name="P5"/>
      <text:p text:style-name="Standard_20__28_user_29_"><text:span text:style-name="T3">This represents a single ASCII string. The <text:s/>token identifies it as a string and gives the overall length in bytes of the string. This is not the same as the length of the string. It also includes the header word (2 bytes/1 word) and a trailing 00 byte. The latter is mandatory. The string is stored in such a way that the address of the following token is itself the ASCIIZ string. If there is an even length string (i.e. with the terminating NULL there is an even number of bytes) this should be padded out so the overall token size is zero.</text:span></text:p>
      <text:p text:style-name="P4"/>
      <text:p text:style-name="Standard_20__28_user_29_"><text:span text:style-name="T2">Constant Shift : 0001 CCCC CCCC CCCC $1000-$1FFF</text:span></text:p>
      <text:p text:style-name="P5"/>
      <text:p text:style-name="Standard_20__28_user_29_"><text:span text:style-name="T3">This allows the extension of constants from 15 bits to 27 bits, e.g. enough to encompass the address range of a 65816 CPU. When there is a constant shift, it is shifted left 15 times and added to the 15 bit standard constant. This clears the constant shift.</text:span></text:p>
      <text:p text:style-name="P4"/>
      <text:p text:style-name="P1"/>
      <text:p text:style-name="P7"><text:span text:style-name="T2">Identifier : 001E DDDD DDCC CCCC $2000-$3FFF</text:span></text:p>
      <text:p text:style-name="P5"/>
      <text:p text:style-name="Standard_20__28_user_29_"><text:span text:style-name="T3">The identifier token has 2 6 bit ASCII values packed into a 16 bit word. CCCCCC and DDDDDD are calculated by subtracting 32 from the upper case ASCII value 32-95, only 0-9 @ A-Z are allowed at present. 0-9 are not permitted for the first character. If the identifier has an odd length, the name is padded with DDDDDD = 0.</text:span></text:p>
      <text:p text:style-name="P4"/>
      <text:p text:style-name="Standard_20__28_user_29_"><text:span text:style-name="T3">Tokens are sequenced together to form long identifiers. E is used as a continuation bit, e.g. it is clear for the last identifier token. This means that single character variables must be 0010 0000 00CC CCCC where CCCCCCC is 32-58 (@-Z) which means the permanent fast variables @ and A-Z can be easily identified.</text:span></text:p>
      <text:p text:style-name="P4"/>
      <text:p text:style-name="Standard_20__28_user_29_"><text:span text:style-name="T2">Keywords : 01TT TTKK KKKK KKKK $4000-$7FFF</text:span></text:p>
      <text:p text:style-name="P5"/>
      <text:p text:style-name="Standard_20__28_user_29_"><text:span text:style-name="T3">These represent tokenised keywords. The numbers are not continuous though the KKKK KKKK KK value is – this is the actual keyword token. TTTT identifies it’s type as follows.z<text:tab/></text:span></text:p>
      <text:p text:style-name="P4"/>
      <text:p text:style-name="Standard_20__28_user_29_"><text:span text:style-name="T3">0000-0111<text:tab/><text:tab/>Binary Operators. 0000 is the lowest level</text:span></text:p>
      <text:p text:style-name="Standard_20__28_user_29_"><text:span text:style-name="T3"><text:tab/><text:tab/><text:tab/><text:tab/>(e.g. &amp; | ^)</text:span></text:p>
      <text:p text:style-name="Standard_20__28_user_29_"><text:span text:style-name="T3">1000-1100 <text:tab/><text:tab/>Unused at present</text:span></text:p>
      <text:p text:style-name="Standard_20__28_user_29_"><text:span text:style-name="T3">1101 <text:tab/><text:tab/><text:tab/>Unary function. Note some binary functions such</text:span></text:p>
      <text:p text:style-name="Standard_20__28_user_29_"><text:span text:style-name="T3"><text:tab/><text:tab/><text:tab/><text:tab/>as ! ? and – are also unary ones.</text:span></text:p>
      <text:p text:style-name="Standard_20__28_user_29_"><text:span text:style-name="T3">1110 <text:tab/><text:tab/><text:tab/>Syntactic only keywords – things that aren’t a</text:span></text:p>
      <text:p text:style-name="Standard_20__28_user_29_"><text:span text:style-name="T3"><text:tab/><text:tab/><text:tab/><text:tab/>command, such as , ; and TO</text:span></text:p>
      <text:p text:style-name="Standard_20__28_user_29_"><text:span text:style-name="T3">1111<text:tab/><text:tab/><text:tab/>An executable keyword command LET LIST etc</text:span></text:p>
      <text:p text:style-name="P5"/>
      <text:p text:style-name="Standard_20__28_user_29_"><text:span text:style-name="T2">Constant : 1CCC CCCC CCCC CCCC $8000-$FFFF</text:span></text:p>
      <text:p text:style-name="P5"/>
      <text:p text:style-name="Standard_20__28_user_29_"><text:span text:style-name="T3">Normally represents the constant 0-32767. The constant shift can extend this to 2^27-1. This shift is always zeroed after being applied.</text:span></text:p>
      <text:p text:style-name="P4"/>
      <text:p text:style-name="P2"/>
      <text:p text:style-name="P7"><text:span text:style-name="T1">Program Storage</text:span></text:p>
      <text:p text:style-name="P4"/>
      <text:p text:style-name="Standard_20__28_user_29_"><text:span text:style-name="T3">Programs are a collection of records in line number order. The header is 2 words ; firstly an </text:span><text:span text:style-name="T4">offset</text:span><text:span text:style-name="T3"> to the next line. If this is zero this indicates the program end. Following that is the tokenised line number, from 0-32767 – this has bit 15 set as per the tokenised constant.</text:span></text:p>
      <text:p text:style-name="P4"/>
      <text:p text:style-name="Standard_20__28_user_29_"><text:span text:style-name="T3">Following that is a sequence of tokens ending in the token $0000.</text:span></text:p>
      <text:p text:style-name="P4"/>
      <text:p text:style-name="P2"/>
      <text:p text:style-name="Standard_20__28_user_29_"><text:span text:style-name="T1">Variable Storage</text:span></text:p>
      <text:p text:style-name="P6"/>
      <text:p text:style-name="Standard_20__28_user_29_"><text:span text:style-name="T3">Variable storage immediately follows the end of program storage (except A-Z). Each record occupies 8 bytes. The </text:span><text:span text:style-name="T5">address</text:span><text:span text:style-name="T3"> of the next variable. The </text:span><text:span text:style-name="T5">address </text:span><text:span text:style-name="T3">of the identifier as a sequence of tokens (stored in program code normally) , and finally a four byte word representing the current value. Because names are stored in program code as is normal in BASIC any program editing clears the variables (except @ and A-Z)</text:span></text:p>
      <text:p text:style-name="P4"/>
      <text:p text:style-name="Standard_20__28_user_29_"><text:span text:style-name="T3">All addresses are absolute addresses, so if the BASIC workspace area is 3000-C000, then those addresses are independent of that.</text:span></text:p>
      <text:p text:style-name="P4"/>
      <text:p text:style-name="Standard_20__28_user_29_"><text:span text:style-name="T3">Variables are stored in linked lists, ending with a next variable address (the link) of $0000. There is an array of word addresses which is accessed via a hash on the first token, which is obtained by xoring the two bytes of the token.</text:span></text:p>
      <text:p text:style-name="P4"/>
      <text:p text:style-name="Standard_20__28_user_29_"><text:span text:style-name="T3">For ease of readability there is a gap of 2 words containing the values $EEEEEEEE between the program code and the start of variable / data space.</text:span></text:p>
      <text:p text:style-name="P4"/>
      <text:p text:style-name="P2"/>
      <text:p text:style-name="P7"><text:span text:style-name="T1">Memory Usage</text:span></text:p>
      <text:p text:style-name="P6"/>
      <text:p text:style-name="Standard_20__28_user_29_"><text:span text:style-name="T3">All are offset from the base address.</text:span></text:p>
      <text:p text:style-name="P4"/>
      <text:p text:style-name="Standard_20__28_user_29_"><text:span text:style-name="T3">+0000<text:tab/><text:tab/><text:tab/><text:tab/>Module identifier “BASC” (in that order)</text:span></text:p>
      <text:p text:style-name="Standard_20__28_user_29_"><text:span text:style-name="T3">+0010-+007F <text:tab/><text:tab/><text:tab/>The variables A – Z, 4 bytes each. @ is at</text:span></text:p>
      <text:p text:style-name="Standard_20__28_user_29_"><text:span text:style-name="T3"><text:tab/><text:tab/><text:tab/><text:tab/><text:tab/>$0010, A at $0014 … to Z at $0078</text:span></text:p>
      <text:p text:style-name="Standard_20__28_user_29_"><text:span text:style-name="T3">+0080-+009F <text:tab/><text:tab/><text:tab/>Up to 16 linked list pointers. The number</text:span></text:p>
      <text:p text:style-name="Standard_20__28_user_29_"><text:span text:style-name="T3"><text:tab/><text:tab/><text:tab/><text:tab/><text:tab/>actually used is 1,2,4,8 or 16</text:span></text:p>
      <text:p text:style-name="Standard_20__28_user_29_"><text:span text:style-name="T3">+00A0<text:tab/><text:tab/><text:tab/><text:tab/>Next free byte after program store (reset on</text:span></text:p>
      <text:p text:style-name="Standard_20__28_user_29_"><text:span text:style-name="T3"><text:tab/><text:tab/><text:tab/><text:tab/><text:tab/>CLEAR, any program editing, NEW etc.)</text:span></text:p>
      <text:p text:style-name="Standard_20__28_user_29_"><text:span text:style-name="T3">+00A2<text:tab/><text:tab/><text:tab/><text:tab/>Byte after last used byte ; top of memory.</text:span></text:p>
      <text:p text:style-name="Standard_20__28_user_29_"><text:span text:style-name="T3">+00C0 <text:tab/><text:tab/><text:tab/><text:tab/>First program record (offset to next)</text:span></text:p>
      <text:p text:style-name="P4"/>
      <text:p text:style-name="Standard"><text:span text:style-name="T1">Allocated Memory</text:span></text:p>
      <text:p text:style-name="P4"/>
      <text:p text:style-name="Standard_20__28_user_29_"><text:span text:style-name="T3">Allocated memory – for strings or arrays, is stored from the top of memory down, e.g. from the value stored at offset ($A2) to the top of the memory block.</text:span></text:p>
      <text:p text:style-name="P4"/>
      <text:p text:style-name="Standard_20__28_user_29_"><text:span text:style-name="T3">With protection turned on, the binary indirection operators will only write to permitted blocks. </text:span></text:p>
      <text:p text:style-name="P4"/>
      <text:p text:style-name="Standard_20__28_user_29_"><text:span text:style-name="T3">Unary indirection operators are unprotected and will work anywhere. If you do !&lt;address&gt; and it blows something up, it’s your problem.</text:span></text:p>
      <text:p text:style-name="P4"><text:bookmark text:name="_GoBack"/></text:p>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dc:creator>Paul Robson</dc:creator>
    <meta:editing-cycles>6</meta:editing-cycles>
    <meta:creation-date>2019-06-04T22:43:00</meta:creation-date>
    <dc:date>2019-06-04T23:07:00</dc:date>
    <meta:editing-duration>PT6M</meta:editing-duration>
    <meta:generator>LibreOffice/6.2.4.2.0$Linux_X86_64 LibreOffice_project/20$Build-2</meta:generator>
    <meta:document-statistic meta:table-count="0" meta:image-count="0" meta:object-count="0" meta:page-count="4" meta:paragraph-count="46" meta:word-count="832" meta:character-count="4722" meta:non-whitespace-character-count="38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